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E0000634100004A4CCD2247D4D39A5527.svm" manifest:media-type="image/x-svm"/>
  <manifest:file-entry manifest:full-path="Pictures/1000000000000200000002009F9CDFF76A1A9DB9.jpg" manifest:media-type="image/jpe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001000003C1000002D012023DBC86EF348D.png" manifest:media-type="image/png"/>
  <manifest:file-entry manifest:full-path="Pictures/2000000C0000634100004A4C3651558E9C43717A.svm" manifest:media-type="image/x-svm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adornments="Normal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adornments="Book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aple_20_Leaves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7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8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6.0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013cm"/>
      <style:paragraph-properties style:writing-mode="lr-tb"/>
    </style:style>
    <style:style style:name="pr1" style:family="presentation" style:parent-style-name="Focus1-title">
      <style:graphic-properties fo:min-height="5.59cm"/>
      <style:paragraph-properties style:writing-mode="lr-tb"/>
    </style:style>
    <style:style style:name="pr2" style:family="presentation" style:parent-style-name="Focus1-outline1">
      <style:graphic-properties fo:min-height="6.615cm"/>
      <style:paragraph-properties style:writing-mode="lr-tb"/>
    </style:style>
    <style:style style:name="pr3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draw:auto-grow-height="true" fo:min-height="3.334cm"/>
      <style:paragraph-properties style:writing-mode="lr-tb"/>
    </style:style>
    <style:style style:name="pr5" style:family="presentation" style:parent-style-name="Focus3-outline1">
      <style:graphic-properties fo:min-height="9.176cm"/>
      <style:paragraph-properties style:writing-mode="lr-tb"/>
    </style:style>
    <style:style style:name="pr6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1-outline1">
      <style:graphic-properties fo:min-height="11.929cm"/>
      <style:paragraph-properties style:writing-mode="lr-tb"/>
    </style:style>
    <style:style style:name="pr8" style:family="presentation" style:parent-style-name="Focus3-title">
      <style:graphic-properties draw:auto-grow-height="true" fo:min-height="3.507cm"/>
      <style:paragraph-properties style:writing-mode="lr-tb"/>
    </style:style>
    <style:style style:name="pr9" style:family="presentation" style:parent-style-name="Focus3-outline1">
      <style:graphic-properties fo:min-height="11.929cm"/>
      <style:paragraph-properties style:writing-mode="lr-tb"/>
    </style:style>
    <style:style style:name="pr10" style:family="presentation" style:parent-style-name="Focus3-subtitle">
      <style:graphic-properties draw:auto-grow-height="true" fo:min-height="7.114cm"/>
      <style:paragraph-properties style:writing-mode="lr-tb"/>
    </style:style>
    <style:style style:name="P1" style:family="paragraph">
      <style:paragraph-properties style:writing-mode="lr-tb"/>
      <style:text-properties style:font-name="DejaVu Sans3" fo:font-weight="bold" style:font-weight-asian="bold" style:font-weight-complex="bold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style:writing-mode="lr-tb"/>
      <style:text-properties style:font-name="Source Code Pro"/>
    </style:style>
    <style:style style:name="P7" style:family="paragraph">
      <style:paragraph-properties style:writing-mode="lr-tb"/>
      <style:text-properties fo:color="#000000" loext:opacity="100%" style:font-name="Source Code Pro" fo:font-size="48pt"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style:font-name="Source Code Pro" fo:font-size="26pt" fo:font-weight="bold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style:font-name="DejaVu Sans3"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Source Code Pro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style:font-name="Source Code Pro" fo:font-size="15pt" style:font-size-asian="15pt" style:font-size-complex="15pt"/>
    </style:style>
    <style:style style:name="T7" style:family="text">
      <style:text-properties style:font-name="Source Code Pro" fo:font-size="16pt" style:font-size-asian="16pt" style:font-size-complex="16pt"/>
    </style:style>
    <style:style style:name="T8" style:family="text">
      <style:text-properties fo:color="#000000" loext:opacity="100%" style:font-name="Source Code Pro" fo:font-size="48pt" fo:font-weight="bold" style:font-weight-asian="bold" style:font-weight-complex="bold"/>
    </style:style>
    <style:style style:name="T9" style:family="text">
      <style:text-properties style:font-name="Source Code Pro" fo:font-size="26pt" fo:font-weight="bold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presentation:footer-decl presentation:name="ftr1">Mehdi Haghgoo</presentation:footer-decl>
      <draw:page draw:name="page1" draw:style-name="dp1" draw:master-page-name="Focus1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11.68cm" svg:height="5.59cm" svg:x="8.125cm" svg:y="7.876cm" presentation:class="title" presentation:user-transformed="true">
          <draw:text-box>
            <text:p><text:span text:style-name="T1">Property Animation System</text:span></text:p>
          </draw:text-box>
        </draw:frame>
        <draw:frame presentation:style-name="pr2" draw:text-style-name="P2" draw:layer="layout" svg:width="7.114cm" svg:height="6.867cm" svg:x="10.4cm" svg:y="7.081cm" presentation:class="outline" presentation:placeholder="true" presentation:user-transformed="true">
          <draw:text-box/>
        </draw:frame>
        <draw:frame draw:style-name="gr1" draw:text-style-name="P3" draw:layer="layout" svg:width="20.895cm" svg:height="2.287cm" svg:x="3.3cm" svg:y="15.752cm">
          <draw:text-box>
            <text:p><text:span text:style-name="T2">Animate properties of objects (including view properties)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1T1" presentation:use-footer-name="ftr1">
        <office:forms form:automatic-focus="false" form:apply-design-mode="false"/>
        <draw:frame presentation:style-name="pr4" draw:layer="layout" svg:width="24.1cm" svg:height="3.334cm" svg:x="1.945cm" svg:y="1.239cm" presentation:class="title">
          <draw:text-box>
            <text:p>ValueAnimator</text:p>
          </draw:text-box>
        </draw:frame>
        <draw:frame presentation:style-name="pr5" draw:layer="layout" svg:width="24.1cm" svg:height="12.374cm" svg:x="1.945cm" svg:y="5.115cm" presentation:class="outline">
          <draw:text-box>
            <text:list text:style-name="L2">
              <text:list-item>
                <text:list>
                  <text:list-header>
                    <text:p><text:s/>Animates values of some type for the duration of an animation</text:p>
                  </text:list-header>
                  <text:list-item>
                    <text:p><text:span text:style-name="T3"><text:s/></text:span><text:span text:style-name="T3">Methods:</text:span><text:span text:style-name="T3"><text:tab/></text:span></text:p>
                    <text:list>
                      <text:list-item>
                        <text:p><text:span text:style-name="T3">ValueAnimator.ofFloat(0f, 100f)</text:span></text:p>
                      </text:list-item>
                      <text:list-item>
                        <text:p><text:span text:style-name="T3">ValueAnimator.ofInt(1,100)</text:span></text:p>
                      </text:list-item>
                      <text:list-item>
                        <text:p><text:span text:style-name="T3">ValueAnimator.ofArgb(Color.RED, Color.GREEN)</text:span></text:p>
                      </text:list-item>
                      <text:list-item>
                        <text:p><text:span text:style-name="T3">ValueAnimator.ofObject(MyTypeEvaluator(), startValue, endValue)</text:span></text:p>
                      </text:list-item>
                    </text:list>
                    <text:p><text:span text:style-name="T3"/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1" presentation:presentation-page-layout-name="AL1T1" presentation:use-footer-name="ftr1">
        <office:forms form:automatic-focus="false" form:apply-design-mode="false"/>
        <draw:frame presentation:style-name="pr7" draw:text-style-name="P6" draw:layer="layout" svg:width="13.204cm" svg:height="12.958cm" svg:x="7.617cm" svg:y="4.319cm" presentation:class="outline" presentation:user-transformed="true">
          <draw:text-box>
            <text:list text:style-name="L2">
              <text:list-item>
                <text:p><text:span text:style-name="T4">Suitable for running simultaneous animations</text:span></text:p>
              </text:list-item>
              <text:list-item>
                <text:p><text:span text:style-name="T4">Easier syntax</text:span></text:p>
              </text:list-item>
              <text:list-item>
                <text:p><text:span text:style-name="T4">Potentially better performance</text:span><text:span text:style-name="T4"><text:tab/></text:span></text:p>
              </text:list-item>
            </text:list>
          </draw:text-box>
        </draw:frame>
        <draw:frame draw:style-name="gr3" draw:text-style-name="P3" draw:layer="layout" svg:width="8.634cm" svg:height="1.318cm" svg:x="9.143cm" svg:y="1.222cm">
          <draw:text-box>
            <text:p><text:span text:style-name="T5">ObjectAnimator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1T1" presentation:use-footer-name="ftr1">
        <office:forms form:automatic-focus="false" form:apply-design-mode="false"/>
        <draw:frame presentation:style-name="pr8" draw:text-style-name="P6" draw:layer="layout" svg:width="18.307cm" svg:height="3.507cm" svg:x="4.902cm" svg:y="0.837cm" presentation:class="title" presentation:user-transformed="true">
          <draw:text-box>
            <text:p><text:span text:style-name="T4">Syntax</text:span></text:p>
          </draw:text-box>
        </draw:frame>
        <draw:frame presentation:style-name="pr9" draw:text-style-name="P6" draw:layer="layout" svg:width="21.837cm" svg:height="13.621cm" svg:x="2.793cm" svg:y="4.827cm" presentation:class="outline" presentation:user-transformed="true">
          <draw:text-box>
            <text:list text:style-name="L2">
              <text:list-header>
                <text:p><text:span text:style-name="T6">1.</text:span></text:p>
                <text:p><text:span text:style-name="T6">val a = ObjectAnimator.ofFloat(someView, View.SCALE_X, 0.1f, 3f)</text:span></text:p>
                <text:p><text:span text:style-name="T6">a.start()</text:span></text:p>
                <text:p><text:span text:style-name="T6"/></text:p>
              </text:list-header>
              <text:list-item>
                <text:p><text:span text:style-name="T6">2.</text:span></text:p>
                <text:p><text:span text:style-name="T6">val pvh1 = PropertyValuesHolder.ofFloat(View.SCALE_X, 0.1f, 3f)</text:span></text:p>
                <text:p><text:span text:style-name="T6">val pvh2 = PropertyValuesHolder.ofFloat(View.SCALE_Y, 0.1f, 3f)</text:span></text:p>
                <text:p><text:span text:style-name="T6">ObjectAnimator.ofPropertyValuesHolder(someView, pvh1, pvh2)</text:span></text:p>
                <text:p><text:span text:style-name="T6">.start()</text:span></text:p>
                <text:p><text:span text:style-name="T6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0" presentation:use-footer-name="ftr1">
        <office:forms form:automatic-focus="false" form:apply-design-mode="false"/>
        <draw:frame presentation:style-name="pr10" draw:text-style-name="P7" draw:layer="layout" svg:width="22.345cm" svg:height="7.114cm" svg:x="3.3cm" svg:y="0.254cm" presentation:class="subtitle" presentation:user-transformed="true">
          <draw:text-box>
            <text:p><text:span text:style-name="T8">ViewPropertyAnimator</text:span></text:p>
          </draw:text-box>
        </draw:frame>
        <draw:frame draw:style-name="gr4" draw:text-style-name="P8" draw:layer="layout" svg:width="6.556cm" svg:height="1.407cm" svg:x="11.22cm" svg:y="9.146cm">
          <draw:text-box>
            <text:p><text:span text:style-name="T9">Android 3.1</text:span></text:p>
          </draw:text-box>
        </draw:frame>
        <draw:frame draw:style-name="gr5" draw:text-style-name="P9" draw:layer="layout" svg:width="18.456cm" svg:height="0.988cm" svg:x="6.094cm" svg:y="5.335cm">
          <draw:text-box>
            <text:p><text:span text:style-name="T10">A convenient way to animate properties on View objects</text:span></text:p>
          </draw:text-box>
        </draw:frame>
        <draw:frame draw:style-name="gr6" draw:text-style-name="P9" draw:layer="layout" svg:width="2.513cm" svg:height="0.988cm" svg:x="13.203cm" svg:y="10.953cm">
          <draw:text-box>
            <text:p><text:span text:style-name="T10">API 12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1" presentation:presentation-page-layout-name="AL1T1" presentation:use-footer-name="ftr1">
        <office:forms form:automatic-focus="false" form:apply-design-mode="false"/>
        <draw:frame presentation:style-name="pr7" draw:text-style-name="P6" draw:layer="layout" svg:width="13.204cm" svg:height="12.958cm" svg:x="7.617cm" svg:y="4.319cm" presentation:class="outline" presentation:user-transformed="true">
          <draw:text-box>
            <text:list text:style-name="L2">
              <text:list-item>
                <text:p><text:span text:style-name="T4">Suitable for running simultaneous animations</text:span></text:p>
              </text:list-item>
              <text:list-item>
                <text:p><text:span text:style-name="T4">Easier syntax</text:span></text:p>
              </text:list-item>
              <text:list-item>
                <text:p><text:span text:style-name="T4">Potentially better performance</text:span><text:span text:style-name="T4"><text:tab/>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1" presentation:use-footer-name="ftr1">
        <office:forms form:automatic-focus="false" form:apply-design-mode="false"/>
        <draw:frame presentation:style-name="pr8" draw:text-style-name="P6" draw:layer="layout" svg:width="18.307cm" svg:height="3.507cm" svg:x="4.902cm" svg:y="0.837cm" presentation:class="title" presentation:user-transformed="true">
          <draw:text-box>
            <text:p><text:span text:style-name="T4">Syntax</text:span></text:p>
          </draw:text-box>
        </draw:frame>
        <draw:frame presentation:style-name="pr9" draw:text-style-name="P6" draw:layer="layout" svg:width="18.307cm" svg:height="13.533cm" svg:x="4.902cm" svg:y="4.915cm" presentation:class="outline" presentation:user-transformed="true">
          <draw:text-box>
            <text:list text:style-name="L2">
              <text:list-header>
                <text:p><text:span text:style-name="T4">View.animate()</text:span></text:p>
                <text:p><text:span text:style-name="T4">.alpha()</text:span></text:p>
                <text:p><text:span text:style-name="T4">.alphaBy()</text:span></text:p>
                <text:p><text:span text:style-name="T4">.scaleX()</text:span></text:p>
                <text:p><text:span text:style-name="T4">.scaleY()</text:span></text:p>
                <text:p><text:span text:style-name="T4">.translationX().translationY()</text:span></text:p>
                <text:p><text:span text:style-name="T4">.start();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adornments="Normal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adornments="Book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ple_20_Leaves" draw:display-name="Maple Leaves" xlink:href="Pictures/1000000000000200000002009F9CDFF76A1A9DB9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4cm" fo:text-indent="0cm"/>
      <style:text-properties fo:font-size="26pt" style:font-size-asian="28pt" style:font-size-complex="28pt"/>
    </style:style>
    <style:style style:name="Focus1-outline3" style:family="presentation" style:parent-style-name="Focus1-outline2">
      <style:paragraph-properties fo:margin-left="0cm" fo:margin-right="0cm" fo:margin-top="0cm" fo:margin-bottom="0.3cm" fo:text-indent="0cm"/>
      <style:text-properties fo:font-size="26pt" style:font-size-asian="24pt" style:font-size-complex="24pt"/>
    </style:style>
    <style:style style:name="Focus1-outline4" style:family="presentation" style:parent-style-name="Focus1-outline3">
      <style:paragraph-properties fo:margin-left="0cm" fo:margin-right="0cm" fo:margin-top="0cm" fo:margin-bottom="0.2cm" fo:text-indent="0cm"/>
      <style:text-properties fo:font-size="26pt" style:font-size-asian="20pt" style:font-size-complex="20pt"/>
    </style:style>
    <style:style style:name="Focus1-outline5" style:family="presentation" style:parent-style-name="Focus1-outline4">
      <style:paragraph-properties fo:margin-left="0cm" fo:margin-right="0cm" fo:margin-top="0cm" fo:margin-bottom="0.1cm" fo:text-indent="0cm"/>
      <style:text-properties fo:font-size="26pt" style:font-size-asian="20pt" style:font-size-complex="20pt"/>
    </style:style>
    <style:style style:name="Focus1-outline6" style:family="presentation" style:parent-style-name="Focus1-outline5">
      <style:paragraph-properties fo:margin-left="0cm" fo:margin-right="0cm" fo:margin-top="0cm" fo:margin-bottom="0.1cm" fo:text-indent="0cm"/>
      <style:text-properties fo:font-size="26pt" style:font-size-asian="20pt" style:font-size-complex="20pt"/>
    </style:style>
    <style:style style:name="Focus1-outline7" style:family="presentation" style:parent-style-name="Focus1-outline6">
      <style:paragraph-properties fo:margin-left="0cm" fo:margin-right="0cm" fo:margin-top="0cm" fo:margin-bottom="0.1cm" fo:text-indent="0cm"/>
      <style:text-properties fo:font-size="26pt" style:font-size-asian="20pt" style:font-size-complex="20pt"/>
    </style:style>
    <style:style style:name="Focus1-outline8" style:family="presentation" style:parent-style-name="Focus1-outline7">
      <style:paragraph-properties fo:margin-left="0cm" fo:margin-right="0cm" fo:margin-top="0cm" fo:margin-bottom="0.1cm" fo:text-indent="0cm"/>
      <style:text-properties fo:font-size="26pt" style:font-size-asian="20pt" style:font-size-complex="20pt"/>
    </style:style>
    <style:style style:name="Focus1-outline9" style:family="presentation" style:parent-style-name="Focus1-outline8">
      <style:paragraph-properties fo:margin-left="0cm" fo:margin-right="0cm" fo:margin-top="0cm" fo:margin-bottom="0.1cm" fo:text-indent="0cm"/>
      <style:text-properties fo:font-size="26pt"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left="0cm" fo:margin-right="0cm" fo:margin-top="0cm" fo:margin-bottom="0.3cm" fo:text-indent="0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Focus2-outline6" style:family="presentation" style:parent-style-name="Focus2-outline5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Focus2-outline7" style:family="presentation" style:parent-style-name="Focus2-outline6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Focus2-outline8" style:family="presentation" style:parent-style-name="Focus2-outline7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Focus2-outline9" style:family="presentation" style:parent-style-name="Focus2-outline8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loext:opacity="100%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loext:opacity="100%" style:font-name="DejaVu Sans2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loext:opacity="100%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loext:opacity="100%" style:font-name="DejaVu Sans2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loext:opacity="100%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loext:opacity="100%" style:font-name="DejaVu Sans2" fo:font-size="14pt" style:font-size-asian="14pt" style:font-size-complex="14pt"/>
    </style:style>
    <style:style style:name="MP14" style:family="paragraph">
      <style:paragraph-properties style:writing-mode="lr-tb"/>
      <style:text-properties fo:color="#dddddd" loext:opacity="100%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loext:opacity="100%" style:font-name="DejaVu Sans2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loext:opacity="100%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loext:opacity="100%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2" fo:font-size="14pt" style:font-size-asian="14pt" style:font-size-complex="14pt"/>
    </style:style>
    <style:style style:name="MT3" style:family="text">
      <style:text-properties fo:color="#808080" loext:opacity="100%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85cm" svg:height="21.106cm" svg:x="-0.099cm" svg:y="0cm">
        <draw:image xlink:href="Pictures/2000000E0000634100004A4C8B8C0B6EC20B2683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-outline1" draw:layer="backgroundobjects" svg:width="7.114cm" svg:height="6.867cm" svg:x="10.4cm" svg:y="7.081cm" presentation:class="outline" presentation:placeholder="true">
        <draw:text-box/>
      </draw:frame>
      <draw:frame presentation:style-name="Focus-title" draw:layer="backgroundobjects" svg:width="11.217cm" svg:height="3.507cm" svg:x="1.399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87cm" svg:height="21.113cm" svg:x="-0.101cm" svg:y="0cm">
        <draw:image xlink:href="Pictures/2000000E0000634100004A4C2A08177FA3DF9654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1-title" draw:layer="backgroundobjects" svg:width="12.136cm" svg:height="3.507cm" svg:x="7.909cm" svg:y="3.84cm" presentation:class="title" presentation:placeholder="true">
        <draw:text-box/>
      </draw:frame>
      <draw:frame presentation:style-name="Focus1-outline1" draw:layer="backgroundobjects" svg:width="12.24cm" svg:height="9.426cm" svg:x="7.908cm" svg:y="7.584cm" presentation:class="outline" presentation:placeholder="true">
        <draw:text-box/>
      </draw:frame>
      <draw:frame presentation:style-name="Mpr4" draw:text-style-name="MP9" draw:layer="backgroundobjects" svg:width="6.521cm" svg:height="1.448cm" svg:x="0.397cm" svg:y="19.857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2cm" svg:height="1.448cm" svg:x="9.572cm" svg:y="19.857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1cm" svg:height="1.448cm" svg:x="21.164cm" svg:y="19.857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87cm" svg:height="21.113cm" svg:x="-0.101cm" svg:y="0cm">
        <draw:image xlink:href="Pictures/2000000E0000634100004A4CCD2247D4D39A5527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2-title" draw:layer="backgroundobjects" svg:width="18.307cm" svg:height="3.507cm" svg:x="4.901cm" svg:y="0.837cm" presentation:class="title" presentation:placeholder="true">
        <draw:text-box/>
      </draw:frame>
      <draw:frame presentation:style-name="Focus2-outline1" draw:layer="backgroundobjects" svg:width="18.307cm" svg:height="13.533cm" svg:x="4.901cm" svg:y="4.915cm" presentation:class="outline" presentation:placeholder="true">
        <draw:text-box/>
      </draw:frame>
      <draw:frame presentation:style-name="Mpr7" draw:text-style-name="MP15" draw:layer="backgroundobjects" svg:width="6.521cm" svg:height="1.448cm" svg:x="0.397cm" svg:y="19.857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2cm" svg:height="1.448cm" svg:x="9.572cm" svg:y="19.857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1cm" svg:height="1.448cm" svg:x="21.164cm" svg:y="19.857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87cm" svg:height="21.113cm" svg:x="-0.101cm" svg:y="0cm">
        <draw:image xlink:href="Pictures/2000000C0000634100004A4C3651558E9C43717A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3-title" draw:layer="backgroundobjects" svg:width="24.1cm" svg:height="3.334cm" svg:x="1.945cm" svg:y="1.239cm" presentation:class="title" presentation:placeholder="true">
        <draw:text-box/>
      </draw:frame>
      <draw:frame presentation:style-name="Focus3-outline1" draw:layer="backgroundobjects" svg:width="24.1cm" svg:height="12.374cm" svg:x="1.945cm" svg:y="5.115cm" presentation:class="outline" presentation:placeholder="true">
        <draw:text-box/>
      </draw:frame>
      <draw:frame presentation:style-name="Mpr10" draw:text-style-name="MP15" draw:layer="backgroundobjects" svg:width="6.521cm" svg:height="1.448cm" svg:x="0.397cm" svg:y="19.857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2cm" svg:height="1.448cm" svg:x="9.572cm" svg:y="19.857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1cm" svg:height="1.448cm" svg:x="21.164cm" svg:y="19.857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6-07T21:23:34.545476965</meta:creation-date>
    <meta:editing-duration>PT15H45M55S</meta:editing-duration>
    <meta:editing-cycles>13</meta:editing-cycles>
    <meta:generator>LibreOffice/7.3.2.2$Windows_X86_64 LibreOffice_project/49f2b1bff42cfccbd8f788c8dc32c1c309559be0</meta:generator>
    <dc:date>2022-10-07T00:38:53.957000000</dc:date>
    <meta:document-statistic meta:object-count="88"/>
  </office:meta>
</office:document-meta>
</file>